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STORY</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 now we’re all over Europe and occasional in the rest of the world.</text:p>
      <text:h text:style-name="Heading_20_1" text:outline-level="1">THE NETWORK</text:h>
      <text:p text:style-name="Text_20_body">The Rhythms of Resistance (RoR) network of activist samba drum bands comprises more than 3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Heading_20_1" text:outline-level="1">PRINCIPLES</text:h>
      <text:p text:style-name="Text_20_body">We are a transnational anti-hierarchical anticapitalist, antisexist and antiracist network fighting for social and ecological justice.</text:p>
      <text:p text:style-name="Text_20_body">We are activists using samba as a form of political action.</text:p>
      <text:p text:style-name="Text_20_body">We use tactical frivolity, inspired by carnival to confront and criticize any system of domination.</text:p>
      <text:p text:style-name="Text_20_body">We also directly support everybody experiencing or struggling against exploitation, discrimination and oppression, without compromising our principles.</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p>
      <text:p text:style-name="Text_20_body">Come with us! We have everything to play f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loext:contextual-spacing="false" fo:line-height="120%" style:writing-mode="pag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style:writing-mode="page"/>
      <style:text-properties fo:font-size="14pt"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7-04-24T01:46:41.519223465</dc:date>
    <meta:editing-duration>PT5M43S</meta:editing-duration>
    <meta:editing-cycles>3</meta:editing-cycles>
    <meta:generator>LibreOffice/5.3.2.2$Linux_X86_64 LibreOffice_project/30m0$Build-2</meta:generator>
    <meta:document-statistic meta:table-count="0" meta:image-count="0" meta:object-count="0" meta:page-count="5" meta:paragraph-count="17" meta:word-count="614" meta:character-count="3745" meta:non-whitespace-character-count="3148"/>
  </office:meta>
</office:document-meta>
</file>